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lient ID: 1</text:p>
      <text:p text:style-name="Standard">Client secret: l8rKluiPnh88LQ25pniZPrEWL4xt98rQ2h0UGTHe</text:p>
      <text:p text:style-name="Standard">Password grant client created successfully.</text:p>
      <text:p text:style-name="Standard">Client ID: 2</text:p>
      <text:p text:style-name="Standard">Client secret: Xw9FPTXnZOCqhkP2p958a8GY6O1ecdfvDdG84xvZ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7T15:06:26.519940252</meta:creation-date>
    <dc:date>2020-06-07T15:07:01.436120965</dc:date>
    <meta:editing-duration>PT40S</meta:editing-duration>
    <meta:editing-cycles>1</meta:editing-cycles>
    <meta:document-statistic meta:table-count="0" meta:image-count="0" meta:object-count="0" meta:page-count="1" meta:paragraph-count="5" meta:word-count="17" meta:character-count="177" meta:non-whitespace-character-count="165"/>
    <meta:generator>LibreOffice/6.0.7.3$Linux_X86_64 LibreOffice_project/00m0$Build-3</meta:generator>
  </office:meta>
</office:document-meta>
</file>